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8090" officeooo:paragraph-rsid="001b8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veeeeeeeee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20:09:48.924000000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2.5.2$Windows_X86_64 LibreOffice_project/499f9727c189e6ef3471021d6132d4c694f357e5</meta:generator>
  </office:meta>
</office:document-meta>
</file>